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Vulnerabilitie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643cm" svg:y="9.8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151cm" svg:y="13.0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598cm" svg:y="12.2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455cm" svg:y="14.9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357cm" svg:y="8.2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5cm" svg:y="18.7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3.905cm" svg:y="9.0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088cm" svg:y1="27.107cm" svg:x2="30.088cm" svg:y2="20.433cm" draw:end-shape="id1" svg:d="M30088 27107v-6674" svg:viewBox="0 0 1 66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1.628cm" svg:y1="30.16cm" svg:x2="51.628cm" svg:y2="33.209cm">
                <text:p/>
              </draw:line>
              <draw:line draw:style-name="gr11" draw:text-style-name="P1" draw:layer="layout" svg:x1="50.294cm" svg:y1="31.096cm" svg:x2="52.961cm" svg:y2="31.096cm">
                <text:p/>
              </draw:line>
              <draw:line draw:style-name="gr11" draw:text-style-name="P1" draw:layer="layout" svg:x1="50.294cm" svg:y1="34.156cm" svg:x2="51.628cm" svg:y2="33.14cm">
                <text:p/>
              </draw:line>
              <draw:line draw:style-name="gr11" draw:text-style-name="P1" draw:layer="layout" svg:x1="52.961cm" svg:y1="34.145cm" svg:x2="51.651cm" svg:y2="33.161cm">
                <text:p/>
              </draw:line>
              <draw:custom-shape draw:style-name="gr12" draw:text-style-name="P1" draw:layer="layout" svg:width="1.778cm" svg:height="1.525cm" svg:x="50.73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9.205cm" svg:y="34.283cm">
                <draw:text-box>
                  <text:p text:style-name="P1"><text:span text:style-name="T1">Transport Authority</text:span></text:p>
                </draw:text-box>
              </draw:frame>
            </draw:g>
            <draw:frame draw:style-name="gr6" draw:text-style-name="P3" draw:layer="layout" svg:width="1.651cm" svg:height="1.27cm" svg:x="49.351cm" svg:y="27.725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919cm" svg:y="26.979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7.678cm" svg:y="11.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2.504cm" svg:y="14.6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2.631cm" svg:y="12.0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2.758cm" svg:y="11.9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8.059cm" svg:y="13.3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8.334cm" svg:y1="13.66cm" svg:x2="48.334cm" svg:y2="15.565cm">
                      <text:p/>
                    </draw:line>
                    <draw:line draw:style-name="gr16" draw:text-style-name="P1" draw:layer="layout" svg:x1="48.334cm" svg:y1="15.565cm" svg:x2="51.722cm" svg:y2="15.565cm">
                      <text:p/>
                    </draw:line>
                  </draw:g>
                  <draw:custom-shape draw:style-name="gr17" draw:text-style-name="P1" draw:layer="layout" svg:width="3.175cm" svg:height="1.27cm" svg:x="48.414cm" svg:y="14.2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8.059cm" svg:y="11.6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678cm" svg:y="16.771cm">
                <draw:text-box>
                  <text:p text:style-name="P1"><text:span text:style-name="T1">Reporting Tool</text:span></text:p>
                </draw:text-box>
              </draw:frame>
            </draw:g>
            <draw:frame draw:style-name="gr6" draw:text-style-name="P3" draw:layer="layout" svg:width="2.286cm" svg:height="1.27cm" svg:x="45.9cm" svg:y="10.1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905cm" svg:y="8.9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8.19cm" svg:y1="27.67cm" svg:x2="8.19cm" svg:y2="19.338cm" draw:start-shape="id2" draw:start-glue-point="0" draw:end-shape="id3" draw:end-glue-point="2" svg:d="M8190 27670v-8332" svg:viewBox="0 0 1 8333">
          <text:p/>
        </draw:connector>
        <draw:connector draw:style-name="gr18" draw:text-style-name="P1" draw:layer="layout" svg:x1="51.808cm" svg:y1="26.979cm" svg:x2="51.808cm" svg:y2="19.727cm" draw:start-shape="id4" draw:start-glue-point="0" draw:end-shape="id5" draw:end-glue-point="2" svg:d="M51808 26979v-7252" svg:viewBox="0 0 1 7253">
          <text:p/>
        </draw:connector>
        <draw:connector draw:style-name="gr19" draw:text-style-name="P1" draw:layer="layout" svg:x1="14.35cm" svg:y1="14.337cm" svg:x2="23.357cm" svg:y2="14.337cm" draw:start-shape="id3" draw:start-glue-point="1" draw:end-shape="id1" draw:end-glue-point="3" svg:d="M14350 14337h9007" svg:viewBox="0 0 9008 1">
          <text:p/>
        </draw:connector>
        <draw:connector draw:style-name="gr20" draw:text-style-name="P1" draw:layer="layout" svg:x1="45.9cm" svg:y1="14.337cm" svg:x2="36.819cm" svg:y2="14.337cm" draw:start-shape="id5" draw:start-glue-point="3" draw:end-shape="id1" draw:end-glue-point="1" svg:d="M45900 14337h-9081" svg:viewBox="0 0 9082 1">
          <text:p/>
        </draw:connector>
        <draw:frame draw:style-name="gr21" draw:text-style-name="P3" draw:layer="layout" svg:width="4.699cm" svg:height="1.119cm" svg:x="7.5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4.732cm" svg:y="15.2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476cm" svg:y="15.0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3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607cm" svg:y="22.07cm">
          <draw:text-box>
            <text:p text:style-name="P1"><text:span text:style-name="T1">uses</text:span></text:p>
          </draw:text-box>
        </draw:frame>
        <draw:g xml:id="id13" draw:id="id13">
          <draw:g>
            <draw:g>
              <draw:line draw:style-name="gr10" draw:text-style-name="P1" draw:layer="layout" svg:x1="29.908cm" svg:y1="30.16cm" svg:x2="29.908cm" svg:y2="33.209cm">
                <text:p/>
              </draw:line>
              <draw:line draw:style-name="gr11" draw:text-style-name="P1" draw:layer="layout" svg:x1="28.574cm" svg:y1="31.096cm" svg:x2="31.241cm" svg:y2="31.096cm">
                <text:p/>
              </draw:line>
              <draw:line draw:style-name="gr11" draw:text-style-name="P1" draw:layer="layout" svg:x1="28.574cm" svg:y1="34.156cm" svg:x2="29.908cm" svg:y2="33.14cm">
                <text:p/>
              </draw:line>
              <draw:line draw:style-name="gr11" draw:text-style-name="P1" draw:layer="layout" svg:x1="31.241cm" svg:y1="34.145cm" svg:x2="29.931cm" svg:y2="33.161cm">
                <text:p/>
              </draw:line>
              <draw:custom-shape draw:style-name="gr12" draw:text-style-name="P1" draw:layer="layout" svg:width="1.778cm" svg:height="1.525cm" svg:x="29.01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485cm" svg:y="34.283cm">
                <draw:text-box>
                  <text:p text:style-name="P1"><text:span text:style-name="T1">Service Provider</text:span></text:p>
                </draw:text-box>
              </draw:frame>
            </draw:g>
            <draw:frame draw:style-name="gr6" draw:text-style-name="P3" draw:layer="layout" svg:width="1.651cm" svg:height="1.27cm" svg:x="27.631cm" svg:y="27.725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199cm" svg:y="26.9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01cm" svg:y1="30.851cm" svg:x2="8.01cm" svg:y2="33.9cm">
                <text:p/>
              </draw:line>
              <draw:line draw:style-name="gr11" draw:text-style-name="P1" draw:layer="layout" svg:x1="6.676cm" svg:y1="31.787cm" svg:x2="9.343cm" svg:y2="31.787cm">
                <text:p/>
              </draw:line>
              <draw:line draw:style-name="gr11" draw:text-style-name="P1" draw:layer="layout" svg:x1="6.676cm" svg:y1="34.847cm" svg:x2="8.01cm" svg:y2="33.831cm">
                <text:p/>
              </draw:line>
              <draw:line draw:style-name="gr11" draw:text-style-name="P1" draw:layer="layout" svg:x1="9.343cm" svg:y1="34.836cm" svg:x2="8.033cm" svg:y2="33.852cm">
                <text:p/>
              </draw:line>
              <draw:custom-shape draw:style-name="gr12" draw:text-style-name="P1" draw:layer="layout" svg:width="1.778cm" svg:height="1.525cm" svg:x="7.1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5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5.7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3.3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4.317cm" svg:y="10.8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4.719cm" svg:y="14.1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5.425cm" svg:y="11.8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37cm" svg:y="12.6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5cm" svg:y="13.4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2.641cm" svg:y="9.7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031cm" svg:y="9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3.174cm" svg:y="17.5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0.286cm" svg:y="12.2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9.143cm" svg:y="14.8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7" draw:id="id7" draw:layer="layout" svg:width="4.826cm" svg:height="1.524cm" svg:x="16.367cm" svg:y="13.009cm">
          <draw:text-box>
            <text:p text:style-name="P1"><text:span text:style-name="T3">HTTP</text:span></text:p>
          </draw:text-box>
        </draw:frame>
        <draw:frame draw:style-name="gr25" draw:text-style-name="P6" xml:id="id10" draw:id="id10" draw:layer="layout" svg:width="4.826cm" svg:height="1.524cm" svg:x="38.933cm" svg:y="13.084cm">
          <draw:text-box>
            <text:p text:style-name="P1"><text:span text:style-name="T3">HTTP</text:span></text:p>
          </draw:text-box>
        </draw:frame>
        <draw:g>
          <draw:g>
            <draw:g>
              <draw:line draw:style-name="gr26" draw:text-style-name="P1" draw:layer="layout" svg:x1="68.066cm" svg:y1="23.674cm" svg:x2="68.066cm" svg:y2="26.723cm">
                <text:p/>
              </draw:line>
              <draw:line draw:style-name="gr27" draw:text-style-name="P1" draw:layer="layout" svg:x1="66.732cm" svg:y1="24.61cm" svg:x2="69.399cm" svg:y2="24.61cm">
                <text:p/>
              </draw:line>
              <draw:line draw:style-name="gr27" draw:text-style-name="P1" draw:layer="layout" svg:x1="66.732cm" svg:y1="27.67cm" svg:x2="68.066cm" svg:y2="26.654cm">
                <text:p/>
              </draw:line>
              <draw:line draw:style-name="gr27" draw:text-style-name="P1" draw:layer="layout" svg:x1="69.399cm" svg:y1="27.659cm" svg:x2="68.089cm" svg:y2="26.675cm">
                <text:p/>
              </draw:line>
              <draw:custom-shape draw:style-name="gr28" draw:text-style-name="P1" draw:layer="layout" svg:width="1.778cm" svg:height="1.525cm" svg:x="67.177cm" svg:y="22.0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65.643cm" svg:y="27.797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65.789cm" svg:y="21.239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63.992cm" svg:y="20.8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8" xml:id="id6" draw:id="id6" draw:layer="layout" svg:width="8.382cm" svg:height="2.032cm" svg:x="14.589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8.78cm" svg:y1="22.955cm" svg:x2="18.78cm" svg:y2="14.533cm" draw:start-shape="id6" draw:start-glue-point="0" draw:end-shape="id7" draw:end-glue-point="2" svg:d="M18780 22955v-8422" svg:viewBox="0 0 1 8423">
          <text:p/>
        </draw:connector>
        <draw:custom-shape draw:style-name="gr32" draw:text-style-name="P8" xml:id="id14" draw:id="id14" draw:layer="layout" svg:width="8.382cm" svg:height="2.032cm" svg:x="16.456cm" svg:y="2.079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xml:id="id8" draw:id="id8" draw:layer="layout" svg:width="8.382cm" svg:height="2.032cm" svg:x="15.94cm" svg:y="31.853cm">
          <text:p text:style-name="P1"><text:span text:style-name="T5">Unaware </text:span></text:p>
          <text:p text:style-name="P1"><text:span text:style-name="T5">Monitoring Su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5.94cm" svg:y1="32.869cm" svg:x2="13.08cm" svg:y2="32.869cm" draw:start-shape="id8" draw:start-glue-point="3" draw:end-shape="id2" svg:d="M15940 32869h-2860" svg:viewBox="0 0 2861 1">
          <text:p/>
        </draw:connector>
        <draw:custom-shape draw:style-name="gr32" draw:text-style-name="P8" xml:id="id9" draw:id="id9" draw:layer="layout" svg:width="8.382cm" svg:height="2.032cm" svg:x="37.155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41.346cm" svg:y1="22.955cm" svg:x2="41.346cm" svg:y2="14.608cm" draw:start-shape="id9" draw:end-shape="id10" draw:end-glue-point="2" svg:d="M41346 22955v-8347" svg:viewBox="0 0 1 8348">
          <text:p/>
        </draw:connector>
        <draw:custom-shape draw:style-name="gr32" draw:text-style-name="P8" xml:id="id11" draw:id="id11" draw:layer="layout" svg:width="9.271cm" svg:height="2.032cm" svg:x="36.228cm" svg:y="2.079cm">
          <text:p text:style-name="P1"><text:span text:style-name="T5">Insufficiently </text:span></text:p>
          <text:p text:style-name="P1"><text:span text:style-name="T5">Secured 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line-skew="0.063cm" svg:x1="40.863cm" svg:y1="4.111cm" svg:x2="51.808cm" svg:y2="8.948cm" draw:start-shape="id11" draw:start-glue-point="2" draw:end-shape="id5" draw:end-glue-point="0" svg:d="M40863 4111v2507h10945v2330" svg:viewBox="0 0 10946 4838">
          <text:p/>
        </draw:connector>
        <draw:custom-shape draw:style-name="gr32" draw:text-style-name="P8" xml:id="id12" draw:id="id12" draw:layer="layout" svg:width="8.382cm" svg:height="2.032cm" svg:x="37.006cm" svg:y="31.162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37.006cm" svg:y1="32.178cm" svg:x2="34.978cm" svg:y2="32.178cm" draw:start-shape="id12" draw:end-shape="id13" draw:end-glue-point="1" svg:d="M37006 32178h-2028" svg:viewBox="0 0 2029 1">
          <text:p/>
        </draw:connector>
        <draw:connector draw:style-name="gr33" draw:text-style-name="P1" draw:layer="layout" svg:x1="45.388cm" svg:y1="32.178cm" svg:x2="46.919cm" svg:y2="32.178cm" draw:start-shape="id12" draw:start-glue-point="1" draw:end-shape="id4" draw:end-glue-point="3" svg:d="M45388 32178h1531" svg:viewBox="0 0 1532 1">
          <text:p/>
        </draw:connector>
        <draw:connector draw:style-name="gr33" draw:text-style-name="P1" draw:layer="layout" draw:line-skew="0.416cm" svg:x1="40.863cm" svg:y1="4.111cm" svg:x2="30.088cm" svg:y2="8.241cm" draw:start-shape="id11" draw:start-glue-point="2" draw:end-shape="id1" svg:d="M40863 4111v2507h-10775v1623" svg:viewBox="0 0 10776 4131">
          <text:p/>
        </draw:connector>
        <draw:connector draw:style-name="gr33" draw:text-style-name="P1" draw:layer="layout" draw:line-skew="-0.131cm" svg:x1="40.863cm" svg:y1="4.111cm" svg:x2="8.19cm" svg:y2="9.336cm" draw:start-shape="id11" draw:start-glue-point="2" draw:end-shape="id3" draw:end-glue-point="0" svg:d="M40863 4111v2507h-32673v2718" svg:viewBox="0 0 32674 5226">
          <text:p/>
        </draw:connector>
        <draw:connector draw:style-name="gr33" draw:text-style-name="P1" draw:layer="layout" draw:line-skew="-0.099cm" svg:x1="20.647cm" svg:y1="4.111cm" svg:x2="8.19cm" svg:y2="9.336cm" draw:start-shape="id14" draw:start-glue-point="2" draw:end-shape="id3" draw:end-glue-point="0" svg:d="M20647 4111v2539h-12457v2686" svg:viewBox="0 0 12458 5226">
          <text:p/>
        </draw:connector>
        <draw:connector draw:style-name="gr33" draw:text-style-name="P1" draw:layer="layout" draw:line-skew="0.448cm" svg:x1="20.647cm" svg:y1="4.111cm" svg:x2="30.088cm" svg:y2="8.241cm" draw:start-shape="id14" draw:start-glue-point="2" draw:end-shape="id1" draw:end-glue-point="0" svg:d="M20647 4111v2539h9441v1591" svg:viewBox="0 0 9442 4131">
          <text:p/>
        </draw:connector>
        <draw:connector draw:style-name="gr33" draw:text-style-name="P1" draw:layer="layout" svg:x1="20.647cm" svg:y1="4.111cm" svg:x2="51.808cm" svg:y2="8.948cm" draw:start-shape="id14" draw:start-glue-point="2" draw:end-shape="id5" draw:end-glue-point="0" svg:d="M20647 4111v2444h31161v2393" svg:viewBox="0 0 31162 4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5-02-04T15:21:14.514872628</dc:date>
    <dc:creator>darjeeling </dc:creator>
    <meta:editing-duration>PT32M26S</meta:editing-duration>
    <meta:editing-cycles>22</meta:editing-cycles>
    <meta:generator>LibreOffice/4.2.7.2$Linux_X86_64 LibreOffice_project/420m0$Build-2</meta:generator>
    <meta:document-statistic meta:object-count="123"/>
  </office:meta>
</office:document-meta>
</file>